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21d" officeooo:paragraph-rsid="000a221d"/>
    </style:style>
    <style:style style:name="P2" style:family="paragraph" style:parent-style-name="Standard">
      <style:text-properties officeooo:rsid="000a221d" officeooo:paragraph-rsid="000a221d"/>
    </style:style>
    <style:style style:name="P3" style:family="paragraph" style:parent-style-name="Standard">
      <style:text-properties officeooo:rsid="000acbe3" officeooo:paragraph-rsid="000acbe3"/>
    </style:style>
    <style:style style:name="P4" style:family="paragraph" style:parent-style-name="Standard">
      <style:text-properties fo:font-weight="bold" officeooo:rsid="000acbe3" officeooo:paragraph-rsid="000acbe3" style:font-weight-asian="bold" style:font-weight-complex="bold"/>
    </style:style>
    <style:style style:name="P5" style:family="paragraph" style:parent-style-name="Standard">
      <style:text-properties fo:font-weight="bold" officeooo:rsid="000a221d" officeooo:paragraph-rsid="000a221d" style:font-weight-asian="bold" style:font-weight-complex="bold"/>
    </style:style>
    <style:style style:name="P6" style:family="paragraph" style:parent-style-name="Standard">
      <style:text-properties fo:font-weight="bold" officeooo:rsid="000c0ff5" officeooo:paragraph-rsid="000c0ff5" style:font-weight-asian="bold" style:font-weight-complex="bold"/>
    </style:style>
    <style:style style:name="P7" style:family="paragraph" style:parent-style-name="Standard">
      <style:text-properties fo:font-weight="bold" officeooo:rsid="000dc8a9" officeooo:paragraph-rsid="000dc8a9" style:font-weight-asian="bold" style:font-weight-complex="bold"/>
    </style:style>
    <style:style style:name="P8" style:family="paragraph" style:parent-style-name="Standard">
      <style:text-properties fo:font-weight="bold" officeooo:rsid="000e3b30" officeooo:paragraph-rsid="000e3b30" style:font-weight-asian="bold" style:font-weight-complex="bold"/>
    </style:style>
    <style:style style:name="P9" style:family="paragraph" style:parent-style-name="Standard">
      <style:text-properties officeooo:rsid="000b1ced" officeooo:paragraph-rsid="000b1ced"/>
    </style:style>
    <style:style style:name="P10" style:family="paragraph" style:parent-style-name="Standard">
      <style:text-properties officeooo:rsid="000c0ff5" officeooo:paragraph-rsid="000c0ff5"/>
    </style:style>
    <style:style style:name="P11" style:family="paragraph" style:parent-style-name="Standard">
      <style:text-properties officeooo:rsid="000dc8a9" officeooo:paragraph-rsid="000dc8a9"/>
    </style:style>
    <style:style style:name="P12" style:family="paragraph" style:parent-style-name="Standard">
      <style:text-properties fo:font-weight="normal" officeooo:rsid="000e3b30" officeooo:paragraph-rsid="000e3b30" style:font-weight-asian="normal" style:font-weight-complex="normal"/>
    </style:style>
    <style:style style:name="P13" style:family="paragraph" style:parent-style-name="Standard">
      <style:text-properties fo:font-weight="normal" officeooo:rsid="00100c18" officeooo:paragraph-rsid="00100c18" style:font-weight-asian="normal" style:font-weight-complex="normal"/>
    </style:style>
    <style:style style:name="T1" style:family="text">
      <style:text-properties officeooo:rsid="000d0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 site s’appelle comment ?</text:p>
      <text:p text:style-name="P1">-LaiaCréa</text:p>
      <text:p text:style-name="P1"/>
      <text:p text:style-name="P5">A quel besoin repond t il ?</text:p>
      <text:p text:style-name="P1">-offrir des cadeaux personnalisés</text:p>
      <text:p text:style-name="P1"/>
      <text:p text:style-name="P5">Quel sujet je vais aborder ?</text:p>
      <text:p text:style-name="P1">-proposition de différents produits a personnaliser</text:p>
      <text:p text:style-name="P1"/>
      <text:p text:style-name="P5">Quel service rend il ?</text:p>
      <text:p text:style-name="P1">-La création de cadeaux personnalisés</text:p>
      <text:p text:style-name="P1"/>
      <text:p text:style-name="P5">Pourquoi et quel genre d’utilisateur viendra sutr mon site ?</text:p>
      <text:p text:style-name="P1">-tout type d’utilisateur souhaitant (s’)offrir un cadeau</text:p>
      <text:p text:style-name="P1"/>
      <text:p text:style-name="P1"/>
      <text:p text:style-name="P4">Mots-clés :</text:p>
      <text:p text:style-name="P3">Personnalisation, personnalisé, cadeau, plaisir, naissance, mariage, bébé, offrir, vêtements, création, créativité, imagination, accessoires, unique.</text:p>
      <text:p text:style-name="P3"/>
      <text:p text:style-name="P3">Un mariage ? Une naissance ? Un simple plaisir d’offrir ? Faites travailler votre imagination et votre créativité avec nos différentes possibilités de personnalisation de vêtements et accessoires.</text:p>
      <text:p text:style-name="P3"/>
      <text:p text:style-name="P9">Démarquez vous des autres en offrant un cadeau unique.</text:p>
      <text:p text:style-name="P9"/>
      <text:p text:style-name="P6">Questions :</text:p>
      <text:p text:style-name="P10"><text:span text:style-name="T1">Quel est le</text:span> délai de rétractation pour les articles personnalisés ?</text:p>
      <text:p text:style-name="P10">Comment laver un vêtement personnalisé ?</text:p>
      <text:p text:style-name="P10"/>
      <text:p text:style-name="P6"/>
      <text:p text:style-name="P7">Cas agacants :</text:p>
      <text:p text:style-name="P11"/>
      <text:p text:style-name="P11">Pub</text:p>
      <text:p text:style-name="P11">Cookies</text:p>
      <text:p text:style-name="P11">Musique autoplay</text:p>
      <text:p text:style-name="P11"/>
      <text:p text:style-name="P8">Ressources qui ralentissent le site :</text:p>
      <text:p text:style-name="P12">Images → réduire la taille / AVIF </text:p>
      <text:p text:style-name="P12">Polices</text:p>
      <text:p text:style-name="P12">Fichiers css/js → minification</text:p>
      <text:p text:style-name="P13">Cache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1T16:58:45.829000000</dc:date>
    <meta:editing-duration>PT42M1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6" meta:word-count="154" meta:character-count="1032" meta:non-whitespace-character-count="903"/>
  </office:meta>
</office:document-meta>
</file>